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11cm" fo:min-width="12.962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5.4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cm" fo:min-width="5.4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013cm" fo:min-width="12.962cm"/>
    </style:style>
    <style:style style:name="gr5" style:family="graphic" style:parent-style-name="standard">
      <style:graphic-properties draw:textarea-horizontal-align="justify" draw:textarea-vertical-align="middle" draw:auto-grow-height="false" fo:min-height="0.66cm" fo:min-width="5.4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5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.7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1cm" fo:min-width="12.962cm"/>
    </style:style>
    <style:style style:name="gr9" style:family="graphic" style:parent-style-name="standard">
      <style:graphic-properties draw:textarea-horizontal-align="justify" draw:textarea-vertical-align="middle" draw:auto-grow-height="false" fo:min-height="3.834cm" fo:min-width="12.96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5.361cm" svg:x="1.143cm" svg:y="17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18.796cm">
          <text:p text:style-name="P2">Asse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51cm" svg:y="20.072cm">
          <text:p text:style-name="P2">Boo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1.363cm">
          <text:p text:style-name="P2">Mak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0.072cm">
          <text:p text:style-name="P2">MT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8.001cm" svg:y="18.781cm">
          <text:p text:style-name="P2">Mar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8.001cm" svg:y="21.342cm">
          <text:p text:style-name="P2">Progres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462cm" svg:height="5.263cm" svg:x="1.143cm" svg:y="1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2.586cm">
          <text:p text:style-name="P2">Tak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77cm" svg:y="13.835cm">
          <text:p text:style-name="P2">Tak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904cm" svg:x="1.677cm" svg:y="15.155cm">
          <text:p text:style-name="P2">Valid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76cm" svg:height="0.91cm" svg:x="8.081cm" svg:y="13.856cm">
          <text:p text:style-name="P2">Clear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81cm" svg:y="12.571cm">
          <text:p text:style-name="P2">Making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39cm" svg:y="11.497cm">
          <draw:text-box>
            <text:p>Presenters</text:p>
          </draw:text-box>
        </draw:frame>
        <draw:custom-shape draw:style-name="gr8" draw:text-style-name="P1" draw:layer="layout" svg:width="13.462cm" svg:height="3.76cm" svg:x="1.143cm" svg:y="23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51cm" svg:y="24.511cm">
          <text:p text:style-name="P2">Configuar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7.951cm" svg:y="24.56cm">
          <text:p text:style-name="P2">Timelin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01cm" svg:y="15.196cm">
          <text:p text:style-name="P2">Calculatio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41cm" svg:y="23.386cm">
          <draw:text-box>
            <text:p>Context</text:p>
          </draw:text-box>
        </draw:frame>
        <draw:frame draw:style-name="gr7" draw:text-style-name="P3" draw:layer="layout" svg:width="5.956cm" svg:height="0.963cm" svg:x="1.651cm" svg:y="17.699cm">
          <draw:text-box>
            <text:p>Models</text:p>
          </draw:text-box>
        </draw:frame>
        <draw:custom-shape draw:style-name="gr9" draw:text-style-name="P1" draw:layer="layout" svg:width="13.462cm" svg:height="4.084cm" svg:x="1.143cm" svg:y="6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904cm" svg:x="1.677cm" svg:y="7.486cm">
          <text:p text:style-name="P2">Insta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69cm" svg:height="0.91cm" svg:x="1.677cm" svg:y="8.735cm">
          <text:p text:style-name="P2">Joysti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76cm" svg:height="0.904cm" svg:x="8.081cm" svg:y="7.471cm">
          <text:p text:style-name="P2">Latency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56cm" svg:height="0.963cm" svg:x="1.39cm" svg:y="6.397cm">
          <draw:text-box>
            <text:p>View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13T16:45:32.051107307</dc:date>
    <meta:editing-duration>PT20H10M20S</meta:editing-duration>
    <meta:editing-cycles>5</meta:editing-cycles>
    <meta:generator>LibreOffice/7.1.4.2$Linux_X86_64 LibreOffice_project/10$Build-2</meta:generator>
    <meta:document-statistic meta:object-count="25"/>
  </office:meta>
</office:document-meta>
</file>